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Helvetica, sans-serif"/>
    <style:font-face style:name="Lohit Hindi1" svg:font-family="'Lohit Hindi'"/>
    <style:font-face style:name="Verdana" svg:font-family="Verdana, Geneva, sans-serif"/>
    <style:font-face style:name="Verdana1" svg:font-family="Verdana, sans-serif"/>
    <style:font-face style:name="AR PL UMing HK1" svg:font-family="'AR PL UMing HK'"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style:line-height-at-least="0.1457in" fo:orphans="2" fo:widows="2" fo:text-indent="0in" style:auto-text-indent="false"/>
      <style:text-properties fo:font-variant="normal" fo:text-transform="none" fo:color="#333333" style:font-name="Arial1" fo:font-size="9pt" fo:letter-spacing="normal" fo:font-style="normal" fo:font-weight="normal"/>
    </style:style>
    <style:style style:name="P2" style:family="paragraph" style:parent-style-name="Standard">
      <style:paragraph-properties fo:margin-left="0in" fo:margin-right="0in" fo:margin-top="0in" fo:margin-bottom="0in" style:line-height-at-least="0.1457in" fo:orphans="2" fo:widows="2" fo:text-indent="0in" style:auto-text-indent="false" fo:padding="0in" fo:border="none"/>
    </style:style>
    <style:style style:name="P3" style:family="paragraph" style:parent-style-name="Standard">
      <style:paragraph-properties fo:margin-left="0.2083in" fo:margin-right="0in" fo:margin-top="0in" fo:margin-bottom="0in" style:line-height-at-least="0.1457in" fo:orphans="2" fo:widows="2" fo:text-indent="0in" style:auto-text-indent="false" fo:padding="0in" fo:border="none"/>
      <style:text-properties fo:font-variant="normal" fo:text-transform="none" fo:color="#333333" style:font-name="Arial1" fo:font-size="9pt" fo:letter-spacing="normal" fo:font-style="normal" fo:font-weight="normal"/>
    </style:style>
    <style:style style:name="P4" style:family="paragraph" style:parent-style-name="Standard">
      <style:paragraph-properties fo:margin-left="0.2083in" fo:margin-right="0in" fo:margin-top="0in" fo:margin-bottom="0in" style:line-height-at-least="0.1457in" fo:orphans="2" fo:widows="2" fo:text-indent="0in" style:auto-text-indent="false" fo:padding="0in" fo:border="none"/>
    </style:style>
    <style:style style:name="P5" style:family="paragraph" style:parent-style-name="Standard">
      <style:paragraph-properties fo:margin-top="0.1043in" fo:margin-bottom="0.2083in" fo:padding="0in" fo:border="none"/>
      <style:text-properties fo:color="#333333" style:font-name="Arial1" fo:font-size="9pt"/>
    </style:style>
    <style:style style:name="P6" style:family="paragraph" style:parent-style-name="Standard">
      <style:paragraph-properties fo:margin-left="0.2917in" fo:margin-right="0.2083in" fo:margin-top="0in" fo:margin-bottom="0in" style:line-height-at-least="0.1457in" fo:orphans="2" fo:widows="2" fo:text-indent="0in" style:auto-text-indent="false" fo:padding="0in" fo:border="none"/>
      <style:text-properties fo:font-variant="normal" fo:text-transform="none" fo:color="#999999" fo:letter-spacing="normal"/>
    </style:style>
    <style:style style:name="P7" style:family="paragraph" style:parent-style-name="Standard">
      <style:paragraph-properties fo:margin-left="0.2917in" fo:margin-right="0.2083in" fo:margin-top="0in" fo:margin-bottom="0in" style:line-height-at-least="0.1457in" fo:orphans="2" fo:widows="2" fo:text-indent="0in" style:auto-text-indent="false" fo:padding="0in" fo:border="none"/>
    </style:style>
    <style:style style:name="P8" style:family="paragraph" style:parent-style-name="Standard">
      <style:paragraph-properties fo:margin-left="0.2917in" fo:margin-right="0.2083in" fo:margin-top="0in" fo:margin-bottom="0.1965in" style:line-height-at-least="0.1457in" fo:orphans="2" fo:widows="2" fo:text-indent="0in" style:auto-text-indent="false" fo:padding="0in" fo:border="none"/>
      <style:text-properties fo:font-variant="normal" fo:text-transform="none" fo:color="#999999" fo:letter-spacing="normal"/>
    </style:style>
    <style:style style:name="P9" style:family="paragraph" style:parent-style-name="Text_20_body">
      <style:paragraph-properties fo:text-align="end" style:justify-single-word="false"/>
      <style:text-properties fo:color="#333333" style:font-name="Arial1" fo:font-size="9pt"/>
    </style:style>
    <style:style style:name="P10" style:family="paragraph" style:parent-style-name="Text_20_body">
      <style:paragraph-properties fo:orphans="2" fo:widows="2"/>
      <style:text-properties fo:font-variant="normal" fo:text-transform="none" fo:color="#000000" style:font-name="Arial1" fo:letter-spacing="normal" fo:font-style="normal" fo:font-weight="normal"/>
    </style:style>
    <style:style style:name="P11" style:family="paragraph" style:parent-style-name="Text_20_body">
      <style:paragraph-properties style:line-height-at-least="0.2602in" fo:orphans="2" fo:widows="2"/>
      <style:text-properties fo:font-variant="normal" fo:text-transform="none" fo:color="#000000" style:font-name="Verdana1" fo:font-size="12pt" fo:letter-spacing="normal" fo:font-style="normal" fo:font-weight="normal"/>
    </style:style>
    <style:style style:name="P12" style:family="paragraph" style:parent-style-name="Text_20_body">
      <style:paragraph-properties style:line-height-at-least="0.2602in" fo:orphans="2" fo:widows="2"/>
      <style:text-properties fo:font-variant="normal" fo:text-transform="none" fo:color="#000000" style:font-name="Verdana1" fo:letter-spacing="normal" fo:font-style="normal" fo:font-weight="normal"/>
    </style:style>
    <style:style style:name="P13" style:family="paragraph" style:parent-style-name="Text_20_body">
      <style:paragraph-properties fo:margin-left="0in" fo:margin-right="0in" style:line-height-at-least="0.2602in" fo:orphans="2" fo:widows="2" fo:text-indent="0in" style:auto-text-indent="false"/>
      <style:text-properties fo:font-variant="normal" fo:text-transform="none" fo:color="#000000" style:font-name="Verdana1" fo:font-size="12pt" fo:letter-spacing="normal" fo:font-style="normal" fo:font-weight="normal"/>
    </style:style>
    <style:style style:name="P14" style:family="paragraph" style:parent-style-name="Text_20_body">
      <style:paragraph-properties fo:margin-left="0in" fo:margin-right="0in" fo:margin-top="0in" fo:margin-bottom="0in" fo:text-indent="0in" style:auto-text-indent="false" fo:padding="0in" fo:border="none"/>
    </style:style>
    <style:style style:name="P15" style:family="paragraph" style:parent-style-name="Text_20_body" style:list-style-name="L1">
      <style:paragraph-properties fo:margin-left="0in" fo:margin-right="0in" fo:margin-top="0in" fo:margin-bottom="0.0835in" style:line-height-at-least="0.2602in" fo:orphans="2" fo:widows="2" fo:text-indent="0in" style:auto-text-indent="false" fo:padding="0in" fo:border="none"/>
      <style:text-properties fo:font-variant="normal" fo:text-transform="none" fo:color="#000000" style:font-name="Verdana1" fo:font-size="12pt" fo:letter-spacing="normal" fo:font-style="normal" fo:font-weight="normal"/>
    </style:style>
    <style:style style:name="P16" style:family="paragraph" style:parent-style-name="Text_20_body">
      <style:paragraph-properties fo:margin-left="0.2917in" fo:margin-right="0in" fo:margin-top="0in" fo:margin-bottom="0in" style:line-height-at-least="0.1457in" fo:orphans="2" fo:widows="2" fo:text-indent="0in" style:auto-text-indent="false" fo:padding="0in" fo:border="none"/>
      <style:text-properties fo:font-variant="normal" fo:text-transform="none" fo:color="#999999" style:font-name="Arial1" fo:font-size="7.5pt" fo:letter-spacing="normal" fo:font-style="normal" fo:font-weight="normal"/>
    </style:style>
    <style:style style:name="P17" style:family="paragraph" style:parent-style-name="Text_20_body">
      <style:paragraph-properties fo:margin-left="0.2083in" fo:margin-right="0in" fo:margin-top="0in" fo:margin-bottom="0in" style:line-height-at-least="0.1457in" fo:orphans="2" fo:widows="2" fo:text-indent="0in" style:auto-text-indent="false" fo:padding="0in" fo:border="none"/>
      <style:text-properties fo:font-variant="normal" fo:text-transform="none" fo:color="#333333" style:font-name="Arial1" fo:font-size="9pt" fo:letter-spacing="normal" fo:font-style="normal" fo:font-weight="normal"/>
    </style:style>
    <style:style style:name="P18" style:family="paragraph" style:parent-style-name="Text_20_body">
      <style:paragraph-properties fo:margin-left="0.2083in" fo:margin-right="0in" fo:margin-top="0in" fo:margin-bottom="0in" style:line-height-at-least="0.1457in" fo:orphans="2" fo:widows="2" fo:text-indent="0in" style:auto-text-indent="false" fo:padding="0in" fo:border="none"/>
      <style:text-properties fo:font-variant="normal" fo:text-transform="none" fo:color="#333333" style:font-name="Arial1" fo:font-size="10.5pt" fo:letter-spacing="normal" fo:font-style="normal" fo:font-weight="normal"/>
    </style:style>
    <style:style style:name="P19" style:family="paragraph" style:parent-style-name="Heading_20_3">
      <style:paragraph-properties fo:margin-left="0.2083in" fo:margin-right="0in" fo:margin-top="0in" fo:margin-bottom="0in" style:line-height-at-least="0.1457in" fo:orphans="2" fo:widows="2" fo:text-indent="0in" style:auto-text-indent="false" fo:padding="0in" fo:border="none"/>
      <style:text-properties fo:font-variant="normal" fo:text-transform="none" fo:color="#990000" style:font-name="Verdana" fo:font-size="21pt" fo:letter-spacing="normal" fo:font-style="normal" fo:font-weight="normal"/>
    </style:style>
    <style:style style:name="P20" style:family="paragraph" style:parent-style-name="Heading_20_2">
      <style:paragraph-properties fo:margin-left="0.2083in" fo:margin-right="0in" fo:margin-top="0in" fo:margin-bottom="0in" style:line-height-at-least="0.1457in" fo:orphans="2" fo:widows="2" fo:text-indent="0in" style:auto-text-indent="false" fo:padding="0in" fo:border="none"/>
      <style:text-properties fo:font-variant="normal" fo:text-transform="none" fo:color="#333333" style:font-name="Arial1" fo:font-size="10.5pt" fo:letter-spacing="normal" fo:font-style="normal" fo:font-weight="normal"/>
    </style:style>
    <style:style style:name="P21" style:family="paragraph" style:parent-style-name="Preformatted_20_Text">
      <style:paragraph-properties fo:margin-top="0in" fo:margin-bottom="0.1965in" style:line-height-at-least="0.2602in" fo:orphans="2" fo:widows="2" fo:background-color="#dddddd" fo:padding="0in" fo:border="none">
        <style:background-image/>
      </style:paragraph-properties>
      <style:text-properties fo:font-variant="normal" fo:text-transform="none" fo:color="#000000" fo:letter-spacing="normal"/>
    </style:style>
    <style:style style:name="P22" style:family="paragraph" style:parent-style-name="Preformatted_20_Text">
      <style:paragraph-properties style:line-height-at-least="0.2602in" fo:orphans="2" fo:widows="2" fo:background-color="#dddddd" fo:padding="0in" fo:border="none">
        <style:background-image/>
      </style:paragraph-properties>
      <style:text-properties fo:font-variant="normal" fo:text-transform="none" fo:color="#000000" fo:letter-spacing="normal"/>
    </style:style>
    <style:style style:name="T1" style:family="text">
      <style:text-properties fo:font-weight="bold"/>
    </style:style>
    <style:style style:name="T2" style:family="text">
      <style:text-properties style:font-name="Arial1" fo:font-size="8.25pt" fo:font-style="normal" fo:font-weight="normal"/>
    </style:style>
    <style:style style:name="T3" style:family="text">
      <style:text-properties fo:font-size="9pt"/>
    </style:style>
    <style:style style:name="T4" style:family="text">
      <style:text-properties fo:color="#333333" style:font-name="Arial1" fo:font-size="9pt"/>
    </style:style>
    <style:style style:name="T5" style:family="text">
      <style:text-properties fo:color="#333333" style:font-name="Arial1" fo:font-size="9pt" fo:font-weight="bold"/>
    </style:style>
    <style:style style:name="T6" style:family="text">
      <style:text-properties fo:color="#333333" style:font-name="Arial1" fo:font-size="9pt" fo:font-style="normal" fo:font-weight="normal"/>
    </style:style>
    <style:style style:name="T7" style:family="text">
      <style:text-properties fo:color="#333333" fo:font-size="9pt"/>
    </style:style>
    <style:style style:name="T8" style:family="text">
      <style:text-properties fo:color="#0066cc" style:text-line-through-style="none" style:font-name="Arial1" fo:font-size="8.25pt" fo:font-style="normal" style:text-underline-style="none" fo:font-weight="normal" style:text-blinking="false"/>
    </style:style>
    <style:style style:name="T9" style:family="text">
      <style:text-properties fo:font-variant="normal" fo:text-transform="none" fo:color="#0066cc" style:text-line-through-style="none" style:font-name="Arial1" fo:font-size="9pt" fo:letter-spacing="normal" fo:font-style="normal" style:text-underline-style="none" fo:font-weight="bold" style:text-blinking="false"/>
    </style:style>
    <style:style style:name="T10" style:family="text">
      <style:text-properties fo:font-variant="normal" fo:text-transform="none" fo:color="#333333" style:font-name="Arial1" fo:font-size="9pt" fo:letter-spacing="normal" fo:font-style="normal" fo:font-weight="normal"/>
    </style:style>
    <style:style style:name="T11" style:family="text">
      <style:text-properties style:font-name="Verdana1" fo:font-size="12pt" fo:font-style="normal" fo:font-weight="normal"/>
    </style:style>
    <style:style style:name="T12" style:family="text">
      <style:text-properties fo:font-size="12pt"/>
    </style:style>
    <style:style style:name="fr1" style:family="graphic" style:parent-style-name="Frame">
      <style:graphic-properties fo:margin-left="0.1043in" fo:margin-right="0in" fo:margin-top="0in" fo:margin-bottom="0in" style:wrap="left" style:number-wrapped-paragraphs="no-limit" style:vertical-pos="top" style:vertical-rel="paragraph-content" style:horizontal-pos="right" style:horizontal-rel="paragraph" fo:padding="0in" fo:border="none"/>
    </style:style>
    <style:style style:name="fr2"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content" fo:padding="0in" fo:border="non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ind all the common elements between two arrays.</text:p>
      <text:p text:style-name="P4"><text:a xlink:type="simple" xlink:href="http://www.glassdoor.com/Interview/Find-all-the-common-elements-between-two-arrays-QTN_199392.htm"><text:span text:style-name="T9"/></text:a></text:p>
      <text:p text:style-name="P3">Write code to check if a given tree is a Binary Search Tree (BST).</text:p>
      <text:p text:style-name="P4"><text:span text:style-name="T9"/></text:p>
      <text:p text:style-name="P3">Design a hotel reservation system.</text:p>
      <text:p text:style-name="P4"><text:a xlink:type="simple" xlink:href="http://www.glassdoor.com/Interview/Design-a-hotel-reservation-system-QTN_199394.htm"><text:span text:style-name="T9"/></text:a></text:p>
      <text:p text:style-name="P3">Design an elevator system using object oriented methodologies.</text:p>
      <text:p text:style-name="P4"><text:a xlink:type="simple" xlink:href="http://www.glassdoor.com/Interview/Design-an-elevator-system-using-object-oriented-methodologies-QTN_199395.htm"><text:span text:style-name="T9"/></text:a></text:p>
      <text:p text:style-name="P3">Design a Least Recently Used (LRU) cache.</text:p>
      <text:p text:style-name="P4"><text:a xlink:type="simple" xlink:href="http://www.glassdoor.com/Interview/Design-a-Least-Recently-Used-LRU-cache-QTN_199396.htm"><text:span text:style-name="T9"/></text:a></text:p>
      <text:p text:style-name="P1">Find largest and second largest number of an array?</text:p>
      <text:p text:style-name="P1">reverse a linked list</text:p>
      <text:p text:style-name="P1">Find top 3 customers who visited the most web pages during a given hour using a log file that tracks a customer name and the pages they visited.</text:p>
      <text:p text:style-name="P4"><text:a xlink:type="simple" xlink:href="http://www.glassdoor.com/Interview/Find-top-3-customers-who-visited-the-most-web-pages-during-a-given-hour-using-a-log-file-that-tracks-a-customer-name-and-th-QTN_200961.htm"><text:span text:style-name="T9"/></text:a></text:p>
      <text:p text:style-name="P3">Find the top visited web pages by using the log files as described above.</text:p>
      <text:p text:style-name="P1"/>
      <text:p text:style-name="P1">judge if a tree is balanced</text:p>
      <text:p text:style-name="P2"><text:a xlink:type="simple" xlink:href="http://www.glassdoor.com/Interview/judge-if-a-tree-is-balanced-QTN_201017.htm"><text:span text:style-name="T9"/></text:a></text:p>
      <text:p text:style-name="P1"/>
      <text:p text:style-name="P1">Advantages of hash table</text:p>
      <text:p text:style-name="P1">How to implement reservation system?</text:p>
      <text:p text:style-name="P1">Write the code to mirror images and tree</text:p>
      <text:p text:style-name="P4"><text:a xlink:type="simple" xlink:href="http://www.glassdoor.com/Interview/Write-the-code-to-mirror-images-and-tree-QTN_193817.htm"><text:span text:style-name="T9"/></text:a></text:p>
      <text:p text:style-name="P3">Implement a List in java</text:p>
      <text:p text:style-name="P3"/>
      <text:p text:style-name="P3">You are given the head node of a binary tree. Find the height of the tree.</text:p>
      <text:p text:style-name="P4"><text:a xlink:type="simple" xlink:href="http://www.glassdoor.com/Interview/You-are-given-the-head-node-of-a-binary-tree-Find-the-height-of-the-tree-QTN_193576.htm"><text:span text:style-name="T9">View Answers (2)</text:span></text:a></text:p>
      <text:p text:style-name="P3">Write a function atoi in C, which takes a String as input, such as "123", and outputs an int, in this case 123.</text:p>
      <text:p text:style-name="P3"/>
      <text:p text:style-name="P3">Write the code for merge sort merging function</text:p>
      <text:p text:style-name="P3">Tripple linked list to one single linked list</text:p>
      <text:p text:style-name="P3">Define the strategy pattern and when could it be used</text:p>
      <text:p text:style-name="P4"><text:a xlink:type="simple" xlink:href="http://www.glassdoor.com/Interview/-Define-the-strategy-pattern-and-when-could-it-be-used-QTN_189197.htm"><text:span text:style-name="T9">Answer Question</text:span></text:a></text:p>
      <text:p text:style-name="P3">How would you implement a priority queue. What is the O analysis of your implementation. How would you store a tree structure. How would you implement a tinyURL service.</text:p>
      <text:p text:style-name="P4"><text:a xlink:type="simple" xlink:href="http://www.glassdoor.com/Interview/How-would-you-implement-a-priority-queue-What-is-the-O-analysis-of-your-implementation-How-would-you-store-a-tree-struc-QTN_189198.htm"><text:span text:style-name="T9">Answer Question</text:span></text:a></text:p>
      <text:p text:style-name="P3">given a tree write a function isSymmetrical that would find out if the tree is symmetric or not.<text:line-break/>-----<text:line-break/>Class Node<text:line-break/>{<text:line-break/>    Node leftChild<text:line-break/>    Node rightChild;<text:line-break/>    int value;<text:line-break/>}<text:line-break/><text:line-break/>//Write this method:<text:line-break/>boolean isSymmetrical(Node treeRoot) {<text:line-break/><text:line-break/>Examples:<text:line-break/><text:line-break/>This is symmetrical<text:line-break/><text:line-break/>      7<text:line-break/>     / \<text:line-break/>    5 5<text:line-break/>   / \<text:line-break/>  9 9<text:line-break/> / \ / \<text:line-break/>2 8 8 2<text:line-break/><text:line-break/>This is not symmetrical (value difference):<text:line-break/>      7<text:line-break/>     / \<text:line-break/><text:soft-page-break/>    5 6<text:line-break/>   / \<text:line-break/> 9 9<text:line-break/>/ \ / \<text:line-break/>2 8 8 2<text:line-break/><text:line-break/>This is not symmetrical (structural difference)<text:line-break/>      7<text:line-break/>     / \<text:line-break/>    5 5<text:line-break/>   / \<text:line-break/>  9 9<text:line-break/>/ \ /<text:line-break/>2 8 8</text:p>
      <text:p text:style-name="P5"/>
      <text:p text:style-name="P3">What is the pro/cons of hash tables, trees, link lists?</text:p>
      <text:p text:style-name="P3">shell sort</text:p>
      <text:p text:style-name="P3">Using Stack structure only to implement Queue.<text:line-break/>How to enqueue, dequeue?</text:p>
      <text:p text:style-name="P4"><text:a xlink:type="simple" xlink:href="http://www.glassdoor.com/Interview/Using-Stack-structure-only-to-implement-Queue-How-to-enqueue-dequeue-QTN_186758.htm"><text:span text:style-name="T9">View Answers (1)</text:span></text:a></text:p>
      <text:p text:style-name="P3">Write a function to mirror a binary tree (left node to right, right to left, etc).</text:p>
      <text:p text:style-name="P3">This can be done with a recursive function that traverses the tree using post order depth traversal. Once the recursive calls to the left and right subtrees return, swap the left and right pointers. The base case would be when the pointer is null.<text:line-break/><text:line-break/>The balance of the tree doesn't matter for this algorithm.</text:p>
      <text:p text:style-name="P6"><draw:frame draw:style-name="fr2" draw:name="Frame2" text:anchor-type="paragraph" svg:width="4.6874in" draw:z-index="2"><draw:text-box fo:min-height="0.0161in"><text:p text:style-name="P14"><text:span text:style-name="T4">by </text:span><text:span text:style-name="Strong_20_Emphasis"><text:span text:style-name="T5">Michael</text:span></text:span><text:span text:style-name="T4">:</text:span></text:p></draw:text-box></draw:frame><draw:frame draw:style-name="fr1" draw:name="Frame1" text:anchor-type="paragraph" svg:width="1.0417in" draw:z-index="1"><draw:text-box fo:min-height="0.0161in"><text:p text:style-name="P9">Sep 12, 2011</text:p></draw:text-box></draw:frame><text:bookmark text:name="helpful_USER_RESPONSE_315350"/><draw:frame draw:style-name="fr3" draw:name="graphics1" text:anchor-type="as-char" svg:width="0.1665in" svg:height="0.1665in" draw:z-index="0"><draw:image xlink:href="http://img.glassdoor.com/static/img/spacer.gif?rev=41507" xlink:type="simple" xlink:show="embed" xlink:actuate="onLoad"/></draw:frame><text:span text:style-name="T6"> function is as simple as:<text:line-break/><text:line-break/>void mirror_node(node* n) {<text:line-break/>        if (n) {<text:line-break/>                node* tmp = n-&gt;left;<text:line-break/>                n-&gt;left = n-&gt;right;<text:line-break/>                n-&gt;right = tmp;<text:line-break/>                mirror_node(n-&gt;left);<text:line-break/>                mirror_node(n-&gt;right);<text:line-break/>        }</text:span></text:p>
      <text:p text:style-name="P3"><text:line-break/>How about very unbalance tree?</text:p>
      <text:p text:style-name="P3"/>
      <text:h text:style-name="P20" text:outline-level="2">How would you implement a sparse array (key could be any integer, but only a few would be used) with limited memory. <text:span text:style-name="T3">A hash table.</text:span></text:h>
      <text:p text:style-name="P18"><text:span text:style-name="T3"/></text:p>
      <text:h text:style-name="P20" text:outline-level="2"><text:span text:style-name="T3">You need to design a system to provide answers to factorials for between 1 and 100. You can cache 10 numbers. How would you arrange/manage that cache, and what is the worst case for lookup on a cache miss?</text:span></text:h>
      <text:p text:style-name="P10"><text:line-break/><text:span text:style-name="T7">cache every 10th number, starting with 5. Now, if you receive a request, calculate the answer from the closest (up OR down) cached answer, leaving you a maximum of 5 steps from a cached answer to your target.</text:span></text:p>
      <text:p text:style-name="Standard"><text:line-break/></text:p>
      <text:p text:style-name="P17">double cachedFactorial(int value)<text:line-break/>{<text:line-break/>    if (value % 10 == 5)<text:line-break/>    {<text:line-break/>        double cacheValue = factorialCache[value/10];<text:line-break/>        if (cacheValue == 0)<text:line-break/>        {<text:line-break/>            cacheValue = value * cachedFactorial(value-1);<text:line-break/>            factorialCache[value/10] = cacheValue;<text:line-break/>        }<text:line-break/><text:soft-page-break/>        return cacheValue;<text:line-break/>    }<text:line-break/>    else if (value &gt; 1)<text:line-break/>    {<text:line-break/>        return value * cachedFactorial(value-1);<text:line-break/>    }<text:line-break/>    return 1;<text:line-break/>}<text:line-break/><text:line-break/>void testCachedFactorial()<text:line-break/>{<text:line-break/>    memset(factorialCache, 0, sizeof(factorialCache));<text:line-break/>    double result = cachedFactorial(100);</text:p>
      <text:p text:style-name="P17"/>
      <text:p text:style-name="P3">Design Dictionary using TRIE (write insert and search function for TRIE)</text:p>
      <text:p text:style-name="P4"><text:a xlink:type="simple" xlink:href="http://www.glassdoor.com/Interview/Design-Dictionary-using-TRIE-write-insert-and-search-function-for-TRIE-QTN_182972.htm"><text:span text:style-name="T9">View Answers (1)</text:span></text:a></text:p>
      <text:p text:style-name="P3">Design a Chess game with OOD</text:p>
      <text:p text:style-name="P4"><text:a xlink:type="simple" xlink:href="http://www.glassdoor.com/Interview/Design-a-Chess-game-with-OOD-QTN_182973.htm"><text:span text:style-name="T9">Answer Question</text:span></text:a></text:p>
      <text:p text:style-name="P3">Design expression tree with OOD</text:p>
      <text:p text:style-name="P4"><text:a xlink:type="simple" xlink:href="http://www.glassdoor.com/Interview/Design-expression-tree-with-OOD-QTN_182974.htm"><text:span text:style-name="T9">Answer Question</text:span></text:a></text:p>
      <text:p text:style-name="P3">Dynamic programming question.</text:p>
      <text:p text:style-name="P17">1, why Amazon?<text:line-break/>2, introduce your projects<text:line-break/>3. power of a number<text:line-break/>4. Polymorphism?</text:p>
      <text:p text:style-name="P3">differences between arrays and pointers</text:p>
      <text:p text:style-name="P4"><text:a xlink:type="simple" xlink:href="http://www.glassdoor.com/Interview/differences-between-arrays-and-pointers-QTN_180524.htm"><text:span text:style-name="T9">Answer Question</text:span></text:a></text:p>
      <text:p text:style-name="P3">hash table</text:p>
      <text:p text:style-name="P17"/>
      <text:p text:style-name="P3">How to design a cross-road traffic light system?</text:p>
      <text:p text:style-name="P4"><text:a xlink:type="simple" xlink:href="http://www.glassdoor.com/Interview/How-to-design-a-cross-road-traffic-light-system-QTN_179882.htm"><text:span text:style-name="T9">Answer Question</text:span></text:a></text:p>
      <text:p text:style-name="P3">How to design Amazon's warehouse shipping system?</text:p>
      <text:p text:style-name="P17"/>
      <text:p text:style-name="P3">Code for Fibonacci series</text:p>
      <text:p text:style-name="P4"><text:a xlink:type="simple" xlink:href="http://www.glassdoor.com/Interview/Code-for-Fibonacci-series-QTN_180337.htm"><text:span text:style-name="T9">Answer Question</text:span></text:a></text:p>
      <text:p text:style-name="P3">Code to find the intersection between 2 arrays.: Brute force or hashmap.</text:p>
      <text:p text:style-name="P3"/>
      <text:p text:style-name="P3">Find string's all permutations.</text:p>
      <text:p text:style-name="P3">Valid BST/BT</text:p>
      <text:p text:style-name="P3"/>
      <text:p text:style-name="P3">missing int:</text:p>
      <text:p text:style-name="P3">Get the expected sum<text:line-break/>Get the actual sum<text:line-break/><text:line-break/>The difference is the missing number.<text:line-break/><text:line-break/>Getting the expected sum is<text:line-break/><text:line-break/>find different number. Large array(sort or unsorted.)</text:p>
      <text:p text:style-name="P3"/>
      <text:h text:style-name="P19" text:outline-level="3">Finding an integer that repeats odd number of times in an array of positive integers</text:h>
      <text:p text:style-name="P13"><text:span text:style-name="T1">Question:</text:span> in an array of positive integers, all but one integer repeats odd number of times. Can you find that integers in O(n) time complexity?</text:p>
      <text:p text:style-name="P11"><text:span text:style-name="T1">Answer:</text:span> in order to solve this problem in O(n) time, we need to use bitwise manipulation. Since there is only one integer that repeats odd number of times, we can use the XOR operator to find out that number. When a number XOR with <text:soft-page-break/>itself, it will become 0. Thus, if a number appears a even number of times, it yield a result of 0. For example, given the array {2, 3, 2, 3}, we have 2 and 3 repeat two times (even). Thus, if we XOR all of them together we should get 0 as the result. However, if there is an odd repeated number, the result will be the value of that number! Here is the algorithm in C++:</text:p>
      <text:p text:style-name="P22"><text:s text:c="2"/><text:span text:style-name="T11">public int getIntOddlyOccured(int[] inputArr)</text:span></text:p>
      <text:p text:style-name="P22"><text:s text:c="2"/><text:span text:style-name="T11">{</text:span></text:p>
      <text:p text:style-name="P22"><text:s text:c="4"/><text:span text:style-name="T11">int oddNum = inputArr[0];</text:span></text:p>
      <text:p text:style-name="P22"><text:s text:c="3"/></text:p>
      <text:p text:style-name="P22"><text:s text:c="4"/><text:span text:style-name="T11">for(int i = 1; i &lt; inputArr.length; i++)</text:span></text:p>
      <text:p text:style-name="P22"><text:s text:c="6"/><text:span text:style-name="T11">oddNum = oddNum ^ inputArr[i];</text:span></text:p>
      <text:p text:style-name="P22"><text:s text:c="3"/></text:p>
      <text:p text:style-name="P22"><text:s text:c="4"/><text:span text:style-name="T11">return oddNum;</text:span></text:p>
      <text:p text:style-name="P21"><text:s text:c="2"/><text:span text:style-name="T11">}</text:span></text:p>
      <text:p text:style-name="P11"><text:span text:style-name="T1">Explanation:</text:span> our method takes an integer array as argument. It assumes that there is one and only one odd occurring number (conditions given by the question), so it will return that number and does no validation to see whether the input in fact has only one odd repeated number. In the body, the method loops through the array and XOR all the elements together. The result will be the oddly repeated number.</text:p>
      <text:p text:style-name="P11"><text:span text:style-name="T1">Example:</text:span> let's do an example with this array {1, 4, 3, 4, 1}. The method first initializes the result <text:span text:style-name="T1">oddNum</text:span> to 1 and then does the for loop:</text:p>
      <text:list xml:id="list1539428157" text:style-name="L1">
        <text:list-item>
          <text:p text:style-name="P15">First iteration: oddNum = 1(0001) ^ 4(0100) = 5(0101) and i = 1</text:p>
        </text:list-item>
        <text:list-item>
          <text:p text:style-name="P15">Second iteration: oddNum = 5(0101) ^ 3(0011) = 6(0110) and i = 2</text:p>
        </text:list-item>
        <text:list-item>
          <text:p text:style-name="P15">Third iteration: oddNum = 6(0110) ^ 4(0100) = 2(0010) and i = 3</text:p>
        </text:list-item>
        <text:list-item>
          <text:p text:style-name="P15">Fourth iteration: oddNum = 2(0010) ^ 1(0001) = 3(0011) and i = 4</text:p>
        </text:list-item>
        <text:list-item>
          <text:p text:style-name="P15">Loop ends because i = 5, so we return oddNum = 3 which is the oddly repeated number in the array</text:p>
        </text:list-item>
      </text:list>
      <text:p text:style-name="P12"><text:span text:style-name="T12">This algorithm takes O(n) time complexity because it loops through the array only once. The space complexity is O(1) because we only need an additional integer for storage. Very efficient! That's all we have for now. Thanks for reading :)</text:spa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Helvetica, sans-serif"/>
    <style:font-face style:name="Lohit Hindi1" svg:font-family="'Lohit Hindi'"/>
    <style:font-face style:name="Verdana" svg:font-family="Verdana, Geneva, sans-serif"/>
    <style:font-face style:name="Verdana1" svg:font-family="Verdana, sans-serif"/>
    <style:font-face style:name="AR PL UMing HK1" svg:font-family="'AR PL UMing HK'"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 PL UMing HK"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UMing HK"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AR PL UMing HK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lla </meta:initial-creator>
    <meta:creation-date>2011-11-02T20:01:14</meta:creation-date>
    <meta:document-statistic meta:table-count="0" meta:image-count="1" meta:object-count="0" meta:page-count="4" meta:paragraph-count="80" meta:word-count="1144" meta:character-count="6651"/>
    <dc:date>2011-11-02T20:42:51</dc:date>
    <dc:creator>Willa </dc:creator>
    <meta:editing-duration>PT10M57S</meta:editing-duration>
    <meta:editing-cycles>1</meta:editing-cycles>
    <meta:generator>LibreOffice/3.3$Linux LibreOffice_project/330m19$Build-401</meta:generator>
  </office:meta>
</office:document-meta>
</file>